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004cm" svg:height="11.82cm" svg:x="12.071cm" svg:y="1.753cm">
            <draw:object draw:notify-on-update-of-ranges="Sheet1.A2:Sheet1.A50 Sheet1.B1:Sheet1.B1 Sheet1.B2:Sheet1.B50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4633" calcext:value-type="float">
            <text:p>-4633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3978" calcext:value-type="float">
            <text:p>-3978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5954" calcext:value-type="float">
            <text:p>-5954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-3807" calcext:value-type="float">
            <text:p>-3807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1341" calcext:value-type="float">
            <text:p>-1341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3116" calcext:value-type="float">
            <text:p>-3116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5528" calcext:value-type="float">
            <text:p>-5528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4045" calcext:value-type="float">
            <text:p>-4045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-1917" calcext:value-type="float">
            <text:p>-1917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9056" calcext:value-type="float">
            <text:p>-9056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5977" calcext:value-type="float">
            <text:p>-5977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4054" calcext:value-type="float">
            <text:p>-4054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5996" calcext:value-type="float">
            <text:p>-5996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7789" calcext:value-type="float">
            <text:p>-7789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5340" calcext:value-type="float">
            <text:p>-5340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3602" calcext:value-type="float">
            <text:p>-3602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-4500" calcext:value-type="float">
            <text:p>-4500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5294" calcext:value-type="float">
            <text:p>-5294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-2507" calcext:value-type="float">
            <text:p>-2507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-2241" calcext:value-type="float">
            <text:p>-2241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691" calcext:value-type="float">
            <text:p>-691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-2921" calcext:value-type="float">
            <text:p>-2921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4944" calcext:value-type="float">
            <text:p>-4944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-5162" calcext:value-type="float">
            <text:p>-5162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-655" calcext:value-type="float">
            <text:p>-655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-1382" calcext:value-type="float">
            <text:p>-1382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4600" calcext:value-type="float">
            <text:p>-4600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-963" calcext:value-type="float">
            <text:p>-963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-3538" calcext:value-type="float">
            <text:p>-3538</text:p>
          </table:table-cell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08" calcext:value-type="float">
            <text:p>6708</text:p>
          </table:table-cell>
          <table:table-cell table:style-name="ce1"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-1136" calcext:value-type="float">
            <text:p>-1136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-6534" calcext:value-type="float">
            <text:p>-6534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435" calcext:value-type="float">
            <text:p>5435</text:p>
          </table:table-cell>
          <table:table-cell table:style-name="ce1"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-3122" calcext:value-type="float">
            <text:p>-3122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23:13:23.664241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23:15:16.472899514</dc:date>
    <meta:generator>LibreOffice/4.2.8.2$Linux_X86_64 LibreOffice_project/420m0$Build-2</meta:generator>
    <meta:editing-duration>PT19S</meta:editing-duration>
    <meta:editing-cycles>3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5cm" svg:height="11.821cm" xlink:href=".." xlink:type="simple" chart:class="chart:scatter" chart:style-name="ch1">
        <chart:legend chart:legend-position="end" svg:x="17.174cm" svg:y="5.362cm" style:legend-expansion="high" chart:style-name="ch2"/>
        <chart:plot-area chart:style-name="ch3" table:cell-range-address="Sheet1.A2:Sheet1.C50 Sheet1.B1:Sheet1.C1" chart:data-source-has-labels="row" svg:x="1.431cm" svg:y="0.236cm" svg:width="15.323cm" svg:height="10.368cm">
          <chartooo:coordinate-region svg:x="2.714cm" svg:y="0.435cm" svg:width="13.418cm" svg:height="9.522cm"/>
          <chart:axis chart:dimension="x" chart:name="primary-x" chart:style-name="ch4">
            <chart:title svg:x="8.32cm" svg:y="10.84cm" chart:style-name="ch5">
              <text:p>Calibrage</text:p>
            </chart:title>
          </chart:axis>
          <chart:axis chart:dimension="y" chart:name="primary-y" chart:style-name="ch6">
            <chart:title svg:x="0.451cm" svg:y="5.901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3">
                <text:p>33</text:p>
                <draw:g>
                  <svg:desc>Sheet1.B2:Sheet1.B50</svg:desc>
                </draw:g>
              </table:table-cell>
              <table:table-cell office:value-type="float" office:value="-4633">
                <text:p>-4633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-3978">
                <text:p>-3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-5954">
                <text:p>-5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-3807">
                <text:p>-3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-1341">
                <text:p>-1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3116">
                <text:p>-3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-5528">
                <text:p>-5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4045">
                <text:p>-4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9056">
                <text:p>-9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-5977">
                <text:p>-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-4054">
                <text:p>-4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5996">
                <text:p>-5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7789">
                <text:p>-7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340">
                <text:p>-5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-3602">
                <text:p>-3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-5294">
                <text:p>-5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-2507">
                <text:p>-25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-2241">
                <text:p>-2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-2921">
                <text:p>-2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-4944">
                <text:p>-4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-5162">
                <text:p>-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-6534">
                <text:p>-6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-3122">
                <text:p>-3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2952">
                <text:p>2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